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65d" officeooo:paragraph-rsid="000df65d"/>
    </style:style>
    <style:style style:name="P2" style:family="paragraph" style:parent-style-name="Standard">
      <style:text-properties officeooo:rsid="001140d8" officeooo:paragraph-rsid="001140d8"/>
    </style:style>
    <style:style style:name="P3" style:family="paragraph" style:parent-style-name="Standard">
      <style:text-properties officeooo:rsid="001324ec" officeooo:paragraph-rsid="001324ec"/>
    </style:style>
    <style:style style:name="P4" style:family="paragraph" style:parent-style-name="Standard">
      <style:text-properties officeooo:rsid="0013944c" officeooo:paragraph-rsid="0013944c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0709e" officeooo:paragraph-rsid="0010709e" style:font-size-asian="14pt" style:font-weight-asian="bold" style:font-size-complex="14pt" style:font-weight-complex="bold"/>
    </style:style>
    <style:style style:name="T1" style:family="text">
      <style:text-properties officeooo:rsid="000f5203"/>
    </style:style>
    <style:style style:name="T2" style:family="text">
      <style:text-properties officeooo:rsid="001324ec"/>
    </style:style>
    <style:style style:name="T3" style:family="text">
      <style:text-properties officeooo:rsid="0014dd8f"/>
    </style:style>
    <style:style style:name="T4" style:family="text">
      <style:text-properties officeooo:rsid="0015e3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spy Dagu Rover</text:p>
      <text:p text:style-name="P1"/>
      <text:p text:style-name="P1">Il progetto ha lo scopo di realizzare un rover guidato da remoto tramite interfaccia web <text:span text:style-name="T1">con telecamera per usufruire dello stream video.</text:span></text:p>
      <text:p text:style-name="P1"/>
      <text:p text:style-name="P2">La tecnologia si basa su JSF2/Primefaces<text:span text:style-name="T4">6.2 (java8), </text:span>dipendenze gestite da maven , <text:span text:style-name="T4">pi4j 1.2 per gestione porte GPIO, Python3 per gestione di un pulsante di riavvio raspberry, software motion-mmal per stream video ( https://www.dropbox.com/s/6ruqgv1h65zufr6/motion-mmal-lowflyerUK-20151114.tar.gz ) .</text:span></text:p>
      <text:p text:style-name="P1"/>
      <text:p text:style-name="P1">Principalmente l’hardware utilizzato comprende:</text:p>
      <text:p text:style-name="P1"/>
      <text:p text:style-name="P1">- <text:s/>Raspberry Pi3 che ospita <text:span text:style-name="T4">e pubblica </text:span>l’applicazione web tramite l’application server (Payara Micro). </text:p>
      <text:p text:style-name="P1"/>
      <text:p text:style-name="P1">- Rover con 4 motori Pololu Dagu Rover <text:span text:style-name="T1">( </text:span><text:a xlink:type="simple" xlink:href="https://www.pololu.com/product/1551" text:style-name="Internet_20_link" text:visited-style-name="Visited_20_Internet_20_Link"><text:span text:style-name="T1">https://www.pololu.com/product/1551</text:span></text:a><text:span text:style-name="T1"> )</text:span></text:p>
      <text:p text:style-name="P1"/>
      <text:p text:style-name="P1">- Controller <text:span text:style-name="T1">4 canali per motori ( </text:span><text:a xlink:type="simple" xlink:href="https://robosavvy.com/store/dagu-4-channel-dc-motor-controller-with-encoder-support.html" text:style-name="Internet_20_link" text:visited-style-name="Visited_20_Internet_20_Link"><text:span text:style-name="T1">https://robosavvy.com/store/dagu-4-channel-dc-motor-controller-with-encoder-support.html</text:span></text:a><text:span text:style-name="T1"> )</text:span></text:p>
      <text:p text:style-name="P1"/>
      <text:p text:style-name="P1">- Batteria LiPo per alimentare I motori del rover e batteria powerbank 10000MAh per alimentare la Raspberry</text:p>
      <text:p text:style-name="P1"/>
      <text:p text:style-name="P1">- <text:span text:style-name="T1">Fotocamera per raspberry versione 2.1</text:span></text:p>
      <text:p text:style-name="P1"/>
      <text:p text:style-name="P1">- <text:span text:style-name="T1">Torcia frontale a cui è collegato un relè che permette l’accensione della torcia dall’interfaccia web</text:span></text:p>
      <text:p text:style-name="P1"/>
      <text:p text:style-name="P1">- <text:span text:style-name="T3">Cavetteria, pulsanti e switch per accendere/spegnere/riavviare raspberry e motori</text:span></text:p>
      <text:p text:style-name="P1"/>
      <text:p text:style-name="P3"/>
      <text:p text:style-name="P4">Installazione software stream camera:</text:p>
      <text:p text:style-name="P4"/>
      <text:p text:style-name="P4">mkdir mmal_lowflyer</text:p>
      <text:p text:style-name="P4">cd mmal_lowflyer/</text:p>
      <text:p text:style-name="P4">wget https://www.dropbox.com/s/6ruqgv1h65zufr6/motion-mmal-lowflyerUK-20151114.tar.gz</text:p>
      <text:p text:style-name="P4">tar -zxvf motion-mmal-lowflyerUK-20151114.tar.gz </text:p>
      <text:p text:style-name="P4">cp motion-mmalcam-both.conf motion-mmalcam-both.conf_bck</text:p>
      <text:p text:style-name="P4">cd ~</text:p>
      <text:p text:style-name="P4">mmal_lowflyer/motion -c mmal_lowflyer/motion-mmalcam-both.conf </text:p>
      <text:p text:style-name="P4"/>
      <text:p text:style-name="P4">il comando da aggiungere in /etc/rc.local:</text:p>
      <text:p text:style-name="P4">sudo /home/pi/mmal_lowflyer/motion -c /home/pi/mmal_lowflyer/motion-mmalcam-both.conf &amp;</text:p>
      <text:p text:style-name="P4"/>
      <text:p text:style-name="P4">si ottiene lo stream da localhost:18080 e la configurazione da localhost:18081</text:p>
      <text:p text:style-name="P4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22:44:23.640743992</meta:creation-date>
    <dc:date>2018-05-19T23:23:47.068642134</dc:date>
    <meta:editing-duration>PT28M30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1" meta:paragraph-count="23" meta:word-count="191" meta:character-count="1675" meta:non-whitespace-character-count="1501"/>
  </office:meta>
</office:document-meta>
</file>